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ff9" officeooo:paragraph-rsid="00095ff9"/>
    </style:style>
    <style:style style:name="P2" style:family="paragraph" style:parent-style-name="Standard">
      <style:text-properties officeooo:rsid="000a0654" officeooo:paragraph-rsid="000a0654"/>
    </style:style>
    <style:style style:name="P3" style:family="paragraph" style:parent-style-name="Standard">
      <style:text-properties officeooo:rsid="000a0654" officeooo:paragraph-rsid="000be900"/>
    </style:style>
    <style:style style:name="P4" style:family="paragraph" style:parent-style-name="Standard">
      <style:text-properties officeooo:rsid="000be900" officeooo:paragraph-rsid="000be900"/>
    </style:style>
    <style:style style:name="P5" style:family="paragraph" style:parent-style-name="Standard">
      <style:text-properties fo:font-weight="bold" officeooo:rsid="00095ff9" officeooo:paragraph-rsid="00095ff9" style:font-weight-asian="bold" style:font-weight-complex="bold"/>
    </style:style>
    <style:style style:name="P6" style:family="paragraph" style:parent-style-name="Standard">
      <style:text-properties fo:font-weight="bold" officeooo:rsid="000a0654" officeooo:paragraph-rsid="000a0654" style:font-weight-asian="bold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0a0654" officeooo:paragraph-rsid="000a0654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0be900" officeooo:paragraph-rsid="000be900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095ff9" officeooo:paragraph-rsid="00095ff9" style:font-style-asian="italic" style:font-style-complex="italic"/>
    </style:style>
    <style:style style:name="T1" style:family="text">
      <style:text-properties officeooo:rsid="000a0654"/>
    </style:style>
    <style:style style:name="T2" style:family="text">
      <style:text-properties officeooo:rsid="000be9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ameController.cs</text:p>
      <text:p text:style-name="P1"><text:span text:style-name="T4">Description:</text:span><text:span text:style-name="T3"> </text:span>This class stores all persistent data, currently for the NodeList and Player</text:p>
      <text:p text:style-name="P1">To do: Create reward and penalty library within GameController</text:p>
      <text:p text:style-name="P1">To do: Create trigger function which loads Drill Scene</text:p>
      <text:p text:style-name="P1">To do: Create trigger function which loads Event</text:p>
      <text:p text:style-name="P1"/>
      <text:p text:style-name="P9">Attributes:</text:p>
      <text:p text:style-name="P1">NodeList: A list of NodeData which stores relevant information for each Node. NodeData is a class which stores attributes for a single node</text:p>
      <text:p text:style-name="P1">Player: An implementation of PlayerProfile, which is a class that stores player info, such as funds, labor, name, score</text:p>
      <text:p text:style-name="P1">Height: The height of the node grid, in nodes. This affects NodeList initialization.</text:p>
      <text:p text:style-name="P1">Width: The width of the node grid, in nodes. This affects NodeList initializatio</text:p>
      <text:p text:style-name="P1">InitialFunds: The amount of funds that the player begins with: Affects PlayerProfile initialization</text:p>
      <text:p text:style-name="P1">InitialLabor: The amount of labor that the player begins with: Affects PlayerProfile initializatio<text:span text:style-name="T1">n</text:span></text:p>
      <text:p text:style-name="P1">InitialFame: The amount of fame that the player begins with: Affects PlayerProfile initialization</text:p>
      <text:p text:style-name="P1">EventChance: The chance that an event will occur</text:p>
      <text:p text:style-name="P1">list_of_drills: This is the list of all drill scenes which could be loaded</text:p>
      <text:p text:style-name="P1">MainGame: This is the scene name of the ‘Main Game’ which displays and renders nodes</text:p>
      <text:p text:style-name="P1">UI_Menu: This is the scene name for the user interface menu</text:p>
      <text:p text:style-name="P1"/>
      <text:p text:style-name="P7">Functions:</text:p>
      <text:p text:style-name="P7"/>
      <text:p text:style-name="P2">Start()</text:p>
      <text:p text:style-name="P2">Description: <text:span text:style-name="T2">I</text:span>nitializes the game, the NodelList and the Player, as well as loading the MainGame.</text:p>
      <text:p text:style-name="P2"/>
      <text:p text:style-name="P2">LoadScene(string scene_name)</text:p>
      <text:p text:style-name="P2">Description: <text:span text:style-name="T2">C</text:span>alls the SceneManager to load the scene_name. Note: scene_name must match the string value on the Unity Build List.</text:p>
      <text:p text:style-name="P2"/>
      <text:p text:style-name="P2">InitializeNodeList()</text:p>
      <text:p text:style-name="P2">Description: <text:span text:style-name="T2">Generates</text:span> the NodeList with randomly generated nodes, iterating through each node in Width and in Height, generating a NodeList with a dimension of Width * Height.</text:p>
      <text:p text:style-name="P2"/>
      <text:p text:style-name="P2">NodeNeighborhoodCheck()</text:p>
      <text:p text:style-name="P3">Description: <text:span text:style-name="T2">Checks for purchased nodes, if purchased, then sets neighboring nodes to visible.</text:span></text:p>
      <text:p text:style-name="P3"/>
      <text:p text:style-name="P3"><text:span text:style-name="T2">NodeNeighborhoodCheck(int idx)</text:span></text:p>
      <text:p text:style-name="P3"><text:span text:style-name="T2">Description: Sets neigbhoring nodes of NodeList[idx] to visible.</text:span></text:p>
      <text:p text:style-name="P3"/>
      <text:p text:style-name="P3"><text:span text:style-name="T2">NeighborFinder(int idx)</text:span></text:p>
      <text:p text:style-name="P4">Description: Returns a list of indexes for nodes neigbhoring NodeList[idx]</text:p>
      <text:p text:style-name="P4"/>
      <text:p text:style-name="P4">InitializePlayerProfile()</text:p>
      <text:p text:style-name="P4">Description: Initializes the Player Profile depending on start parameter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NodeData</text:p>
      <text:p text:style-name="P2"><text:span text:style-name="T4">Description: </text:span>This class stores information for a single node. The class is nested within GameController.cs. </text:p>
      <text:p text:style-name="P2"/>
      <text:p text:style-name="P7">Attributes:</text:p>
      <text:p text:style-name="P2">ID: unique ID assigned to each node</text:p>
      <text:p text:style-name="P2">Name: a string label for each node</text:p>
      <text:p text:style-name="P2">X: horizontal distance within the node grid (0 &lt;= X &lt;= Width)</text:p>
      <text:p text:style-name="P2">Y: vertical distance within the node grid (0 &lt;= Y &lt;= Height)</text:p>
      <text:p text:style-name="P2">CostActual: the actual cost of the node</text:p>
      <text:p text:style-name="P2">CostEstimated: the estimated cost of the node (prior to node purchase)</text:p>
      <text:p text:style-name="P2">ParametersActuals: the actual parameter values, a list that must match dimensions of ParametersEstimated and ParameterNames</text:p>
      <text:p text:style-name="P2">ParametersEstimated: the estimated value of each parameter for the node (prior to node purchase). Must match dimensions of ParametersActuals and ParameterNames</text:p>
      <text:p text:style-name="P2">ParameterNames: the name or description of each parameter. Must match dimensions of ParametersActuals and ParamtersEstimated</text:p>
      <text:p text:style-name="P2">Purchased: boolean value, true if node has been purchased, false otherwise</text:p>
      <text:p text:style-name="P2">Visible: boolean value, true if node should be rendered, false otherwise</text:p>
      <text:p text:style-name="P2">Obscured: boolean value, true if node should be obscured (partially visible), false otherwise</text:p>
      <text:p text:style-name="P2">Purchaseable: boolean value, true if node can be purchased, false otherwise</text:p>
      <text:p text:style-name="P2">Tested: boolean value, true if node has already been tested, false otherwise</text:p>
      <text:p text:style-name="P2">Broken: boolean value, true if node is broken, false otherwise</text:p>
      <text:p text:style-name="P2">CostToFix: amount of funds required to fix the node if the node is broken</text:p>
      <text:p text:style-name="P2">Parents: list of parent node IDs</text:p>
      <text:p text:style-name="P2">Children: list of children node Ids</text:p>
      <text:p text:style-name="P2">ProbabilityToFail: float representing the probability for the node to fail when testing</text:p>
      <text:p text:style-name="P2"/>
      <text:p text:style-name="P6">PlayerProfile</text:p>
      <text:p text:style-name="P2"><text:span text:style-name="T4">Description: </text:span>This class stores player information. The class is nested within GameController.cs.</text:p>
      <text:p text:style-name="P2"/>
      <text:p text:style-name="P8">Attributes:</text:p>
      <text:p text:style-name="P2">Funds: the amount of funds available to the player</text:p>
      <text:p text:style-name="P2">Labor: the amount of labor available to the player</text:p>
      <text:p text:style-name="P2">Name: string value for the player’s name</text:p>
      <text:p text:style-name="P2">Title: string value for the player’s title</text:p>
      <text:p text:style-name="P2">Fame: the amount of fame that the player h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23:04.761158869</meta:creation-date>
    <dc:date>2018-02-26T11:55:12.128829494</dc:date>
    <meta:editing-duration>PT6M36S</meta:editing-duration>
    <meta:editing-cycles>1</meta:editing-cycles>
    <meta:document-statistic meta:table-count="0" meta:image-count="0" meta:object-count="0" meta:page-count="2" meta:paragraph-count="62" meta:word-count="593" meta:character-count="3993" meta:non-whitespace-character-count="3461"/>
    <meta:generator>LibreOffice/5.4.3.2$Linux_X86_64 LibreOffice_project/40m0$Build-2</meta:generator>
  </office:meta>
</office:document-meta>
</file>